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71cm"/>
    </style:style>
    <style:style style:name="co3" style:family="table-column">
      <style:table-column-properties fo:break-before="auto" style:column-width="1.663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1.192cm"/>
    </style:style>
    <style:style style:name="co6" style:family="table-column">
      <style:table-column-properties fo:break-before="auto" style:column-width="1.221cm"/>
    </style:style>
    <style:style style:name="co7" style:family="table-column">
      <style:table-column-properties fo:break-before="auto" style:column-width="1.332cm"/>
    </style:style>
    <style:style style:name="co8" style:family="table-column">
      <style:table-column-properties fo:break-before="auto" style:column-width="1.304cm"/>
    </style:style>
    <style:style style:name="co9" style:family="table-column">
      <style:table-column-properties fo:break-before="auto" style:column-width="2.025cm"/>
    </style:style>
    <style:style style:name="co10" style:family="table-column">
      <style:table-column-properties fo:break-before="auto" style:column-width="1.554cm"/>
    </style:style>
    <style:style style:name="co11" style:family="table-column">
      <style:table-column-properties fo:break-before="auto" style:column-width="3.884cm"/>
    </style:style>
    <style:style style:name="co12" style:family="table-column">
      <style:table-column-properties fo:break-before="auto" style:column-width="3.6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Europeana_Stories_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Average</text:p>
          </table:table-cell>
          <table:table-cell office:value-type="string">
            <text:p>Variance</text:p>
          </table:table-cell>
          <table:table-cell table:number-columns-repeated="2"/>
        </table:table-row>
        <table:table-row table:style-name="ro1">
          <table:table-cell office:value-type="string">
            <text:p>avg_dep_distance_sentence</text:p>
          </table:table-cell>
          <table:table-cell office:value-type="float" office:value="13.2222222222222">
            <text:p>13.22</text:p>
          </table:table-cell>
          <table:table-cell office:value-type="float" office:value="0.162790697674419">
            <text:p>0.16</text:p>
          </table:table-cell>
          <table:table-cell office:value-type="float" office:value="0.104477611940299">
            <text:p>0.1</text:p>
          </table:table-cell>
          <table:table-cell office:value-type="float" office:value="1.03030303030303">
            <text:p>1.03</text:p>
          </table:table-cell>
          <table:table-cell office:value-type="float" office:value="1.23333333333333">
            <text:p>1.23</text:p>
          </table:table-cell>
          <table:table-cell office:value-type="float" office:value="10.8">
            <text:p>10.8</text:p>
          </table:table-cell>
          <table:table-cell table:formula="of:=SUM([.B2:.G2])/6" office:value-type="float" office:value="4.42552114924555">
            <text:p>4.43</text:p>
          </table:table-cell>
          <table:table-cell table:formula="of:=VAR([.B2:.G2])" office:value-type="float" office:value="35.3151575334635">
            <text:p>35.32</text:p>
          </table:table-cell>
          <table:table-cell table:number-columns-repeated="2"/>
        </table:table-row>
        <table:table-row table:style-name="ro1">
          <table:table-cell office:value-type="string">
            <text:p>Average_Eventfulness</text:p>
          </table:table-cell>
          <table:table-cell office:value-type="float" office:value="0.555555555555556">
            <text:p>0.56</text:p>
          </table:table-cell>
          <table:table-cell office:value-type="float" office:value="0.604651162790698">
            <text:p>0.6</text:p>
          </table:table-cell>
          <table:table-cell office:value-type="float" office:value="0.582089552238806">
            <text:p>0.58</text:p>
          </table:table-cell>
          <table:table-cell office:value-type="float" office:value="0.696969696969697">
            <text:p>0.7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table:formula="of:=SUM([.B3:.G3])/6" office:value-type="float" office:value="0.656544327925793">
            <text:p>0.66</text:p>
          </table:table-cell>
          <table:table-cell table:formula="of:=VAR([.B3:.G3])" office:value-type="float" office:value="0.00850745642064092">
            <text:p>0.01</text:p>
          </table:table-cell>
          <table:table-cell table:number-columns-repeated="2"/>
        </table:table-row>
        <table:table-row table:style-name="ro1">
          <table:table-cell office:value-type="string">
            <text:p>Average_I</text:p>
          </table:table-cell>
          <table:table-cell office:value-type="float" office:value="7.34567901234568">
            <text:p>7.35</text:p>
          </table:table-cell>
          <table:table-cell office:value-type="float" office:value="0.0984315846403461">
            <text:p>0.1</text:p>
          </table:table-cell>
          <table:table-cell office:value-type="float" office:value="0.060815326353308">
            <text:p>0.06</text:p>
          </table:table-cell>
          <table:table-cell office:value-type="float" office:value="0.718089990817263">
            <text:p>0.72</text:p>
          </table:table-cell>
          <table:table-cell office:value-type="float" office:value="0.863333333333333">
            <text:p>0.86</text:p>
          </table:table-cell>
          <table:table-cell office:value-type="float" office:value="8.64">
            <text:p>8.64</text:p>
          </table:table-cell>
          <table:table-cell table:formula="of:=SUM([.B4:.G4])/6" office:value-type="float" office:value="2.95439154124832">
            <text:p>2.95</text:p>
          </table:table-cell>
          <table:table-cell table:formula="of:=VAR([.B4:.G4])" office:value-type="float" office:value="15.5024817677097">
            <text:p>15.5</text:p>
          </table:table-cell>
          <table:table-cell table:number-columns-repeated="2"/>
        </table:table-row>
        <table:table-row table:style-name="ro1">
          <table:table-cell office:value-type="string">
            <text:p>CLI</text:p>
          </table:table-cell>
          <table:table-cell office:value-type="float" office:value="12.5549731471536">
            <text:p>12.55</text:p>
          </table:table-cell>
          <table:table-cell office:value-type="float" office:value="9.51385869565217">
            <text:p>9.51</text:p>
          </table:table-cell>
          <table:table-cell office:value-type="float" office:value="10.852091554854">
            <text:p>10.85</text:p>
          </table:table-cell>
          <table:table-cell office:value-type="float" office:value="10.4358174904943">
            <text:p>10.44</text:p>
          </table:table-cell>
          <table:table-cell office:value-type="float" office:value="13.1075799086758">
            <text:p>13.11</text:p>
          </table:table-cell>
          <table:table-cell office:value-type="float" office:value="10.4733695652174">
            <text:p>10.47</text:p>
          </table:table-cell>
          <table:table-cell table:formula="of:=SUM([.B5:.G5])/6" office:value-type="float" office:value="11.1562817270079">
            <text:p>11.16</text:p>
          </table:table-cell>
          <table:table-cell table:formula="of:=VAR([.B5:.G5])" office:value-type="float" office:value="1.90788501882978">
            <text:p>1.91</text:p>
          </table:table-cell>
          <table:table-cell table:number-columns-repeated="2"/>
        </table:table-row>
        <table:table-row table:style-name="ro1">
          <table:table-cell office:value-type="string">
            <text:p>D_h</text:p>
          </table:table-cell>
          <table:table-cell office:value-type="float" office:value="-0.350023831959916">
            <text:p>-0.35</text:p>
          </table:table-cell>
          <table:table-cell office:value-type="float" office:value="-0.402825849732193">
            <text:p>-0.4</text:p>
          </table:table-cell>
          <table:table-cell office:value-type="float" office:value="-0.364060168312679">
            <text:p>-0.36</text:p>
          </table:table-cell>
          <table:table-cell office:value-type="float" office:value="-0.368804149959066">
            <text:p>-0.37</text:p>
          </table:table-cell>
          <table:table-cell office:value-type="float" office:value="-0.346832189546924">
            <text:p>-0.35</text:p>
          </table:table-cell>
          <table:table-cell office:value-type="float" office:value="-0.362047262624955">
            <text:p>-0.36</text:p>
          </table:table-cell>
          <table:table-cell table:formula="of:=SUM([.B6:.G6])/6" office:value-type="float" office:value="-0.365765575355955">
            <text:p>-0.37</text:p>
          </table:table-cell>
          <table:table-cell table:formula="of:=VAR([.B6:.G6])" office:value-type="float" office:value="0.000401141343709968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vg_homothety</text:p>
          </table:table-cell>
          <table:table-cell office:value-type="float" office:value="3.21564737005913">
            <text:p>3.22</text:p>
          </table:table-cell>
          <table:table-cell office:value-type="float" office:value="2.17069453174104">
            <text:p>2.17</text:p>
          </table:table-cell>
          <table:table-cell office:value-type="float" office:value="2.85112285206677">
            <text:p>2.85</text:p>
          </table:table-cell>
          <table:table-cell office:value-type="float" office:value="3.16237719662377">
            <text:p>3.16</text:p>
          </table:table-cell>
          <table:table-cell office:value-type="float" office:value="3.41369047619048">
            <text:p>3.41</text:p>
          </table:table-cell>
          <table:table-cell office:value-type="float" office:value="3.38055555555556">
            <text:p>3.38</text:p>
          </table:table-cell>
          <table:table-cell table:formula="of:=SUM([.B7:.G7])/6" office:value-type="float" office:value="3.03234799703946">
            <text:p>3.03</text:p>
          </table:table-cell>
          <table:table-cell table:formula="of:=VAR([.B7:.G7])" office:value-type="float" office:value="0.218493218107576">
            <text:p>0.22</text:p>
          </table:table-cell>
          <table:table-cell table:number-columns-repeated="2"/>
        </table:table-row>
        <table:table-row table:style-name="ro1">
          <table:table-cell office:value-type="string">
            <text:p>hurst_dep_distance</text:p>
          </table:table-cell>
          <table:table-cell office:value-type="float" office:value="0.364053567922491">
            <text:p>0.36</text:p>
          </table:table-cell>
          <table:table-cell office:value-type="float" office:value="0.362562640645112">
            <text:p>0.36</text:p>
          </table:table-cell>
          <table:table-cell office:value-type="float" office:value="0.413810078283825">
            <text:p>0.41</text:p>
          </table:table-cell>
          <table:table-cell office:value-type="float" office:value="0.540293476278201">
            <text:p>0.54</text:p>
          </table:table-cell>
          <table:table-cell office:value-type="float" office:value="0.327343588799271">
            <text:p>0.33</text:p>
          </table:table-cell>
          <table:table-cell office:value-type="float" office:value="0.780905065069676">
            <text:p>0.78</text:p>
          </table:table-cell>
          <table:table-cell table:formula="of:=SUM([.B8:.G8])/6" office:value-type="float" office:value="0.464828069499763">
            <text:p>0.46</text:p>
          </table:table-cell>
          <table:table-cell table:formula="of:=VAR([.B8:.G8])" office:value-type="float" office:value="0.0295436461433809">
            <text:p>0.03</text:p>
          </table:table-cell>
          <table:table-cell table:number-columns-repeated="2"/>
        </table:table-row>
        <table:table-row table:style-name="ro1">
          <table:table-cell office:value-type="string">
            <text:p>hurst_eventfulness</text:p>
          </table:table-cell>
          <table:table-cell office:value-type="float" office:value="0.453283083963852">
            <text:p>0.45</text:p>
          </table:table-cell>
          <table:table-cell office:value-type="float" office:value="0.758715477294551">
            <text:p>0.76</text:p>
          </table:table-cell>
          <table:table-cell office:value-type="float" office:value="0.832361612245976">
            <text:p>0.83</text:p>
          </table:table-cell>
          <table:table-cell office:value-type="float" office:value="0.772885573740663">
            <text:p>0.77</text:p>
          </table:table-cell>
          <table:table-cell office:value-type="float" office:value="1.2469853760734">
            <text:p>1.25</text:p>
          </table:table-cell>
          <table:table-cell office:value-type="float" office:value="1.17632306945253">
            <text:p>1.18</text:p>
          </table:table-cell>
          <table:table-cell table:formula="of:=SUM([.B9:.G9])/6" office:value-type="float" office:value="0.873425698795162">
            <text:p>0.87</text:p>
          </table:table-cell>
          <table:table-cell table:formula="of:=VAR([.B9:.G9])" office:value-type="float" office:value="0.0865532954606943">
            <text:p>0.09</text:p>
          </table:table-cell>
          <table:table-cell table:number-columns-repeated="2"/>
        </table:table-row>
        <table:table-row table:style-name="ro1">
          <table:table-cell office:value-type="string">
            <text:p>hurst_I</text:p>
          </table:table-cell>
          <table:table-cell office:value-type="float" office:value="0.366438665678113">
            <text:p>0.37</text:p>
          </table:table-cell>
          <table:table-cell office:value-type="float" office:value="0.449488533080566">
            <text:p>0.45</text:p>
          </table:table-cell>
          <table:table-cell office:value-type="float" office:value="0.461150811341657">
            <text:p>0.46</text:p>
          </table:table-cell>
          <table:table-cell office:value-type="float" office:value="0.455826751353683">
            <text:p>0.46</text:p>
          </table:table-cell>
          <table:table-cell office:value-type="float" office:value="0.598324964028564">
            <text:p>0.6</text:p>
          </table:table-cell>
          <table:table-cell office:value-type="float" office:value="0.348257870464523">
            <text:p>0.35</text:p>
          </table:table-cell>
          <table:table-cell table:formula="of:=SUM([.B10:.G10])/6" office:value-type="float" office:value="0.446581265991184">
            <text:p>0.45</text:p>
          </table:table-cell>
          <table:table-cell table:formula="of:=VAR([.B10:.G10])" office:value-type="float" office:value="0.00788453584802582">
            <text:p>0.01</text:p>
          </table:table-cell>
          <table:table-cell table:number-columns-repeated="2"/>
        </table:table-row>
        <table:table-row table:style-name="ro1">
          <table:table-cell office:value-type="string">
            <text:p>Moran's I (Sentences)</text:p>
          </table:table-cell>
          <table:table-cell office:value-type="float" office:value="1.1785">
            <text:p>1.18</text:p>
          </table:table-cell>
          <table:table-cell office:value-type="float" office:value="1.2424">
            <text:p>1.24</text:p>
          </table:table-cell>
          <table:table-cell office:value-type="float" office:value="1.2417">
            <text:p>1.24</text:p>
          </table:table-cell>
          <table:table-cell office:value-type="float" office:value="0.6951">
            <text:p>0.7</text:p>
          </table:table-cell>
          <table:table-cell office:value-type="float" office:value="0.9341">
            <text:p>0.93</text:p>
          </table:table-cell>
          <table:table-cell office:value-type="float" office:value="0.8022">
            <text:p>0.8</text:p>
          </table:table-cell>
          <table:table-cell table:formula="of:=SUM([.B11:.G11])/6" office:value-type="float" office:value="1.01566666666667">
            <text:p>1.02</text:p>
          </table:table-cell>
          <table:table-cell table:formula="of:=VAR([.B11:.G11])" office:value-type="float" office:value="0.0567995786666667">
            <text:p>0.06</text:p>
          </table:table-cell>
          <table:table-cell table:number-columns-repeated="2"/>
        </table:table-row>
        <table:table-row table:style-name="ro1">
          <table:table-cell office:value-type="string">
            <text:p>Moran's I (Episodes)</text:p>
          </table:table-cell>
          <table:table-cell office:value-type="float" office:value="1.4379">
            <text:p>1.44</text:p>
          </table:table-cell>
          <table:table-cell office:value-type="float" office:value="0.8121">
            <text:p>0.81</text:p>
          </table:table-cell>
          <table:table-cell office:value-type="float" office:value="1.384">
            <text:p>1.38</text:p>
          </table:table-cell>
          <table:table-cell office:value-type="float" office:value="1.0217">
            <text:p>1.02</text:p>
          </table:table-cell>
          <table:table-cell office:value-type="float" office:value="0.8878">
            <text:p>0.89</text:p>
          </table:table-cell>
          <table:table-cell office:value-type="float" office:value="1.4491">
            <text:p>1.45</text:p>
          </table:table-cell>
          <table:table-cell table:formula="of:=SUM([.B12:.G12])/6" office:value-type="float" office:value="1.16543333333333">
            <text:p>1.17</text:p>
          </table:table-cell>
          <table:table-cell table:formula="of:=VAR([.B12:.G12])" office:value-type="float" office:value="0.0850120466666666">
            <text:p>0.09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Europeana_Stories_D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Average</text:p>
          </table:table-cell>
          <table:table-cell office:value-type="string">
            <text:p>Variance</text:p>
          </table:table-cell>
          <table:table-cell table:number-columns-repeated="2"/>
        </table:table-row>
        <table:table-row table:style-name="ro1">
          <table:table-cell office:value-type="string">
            <text:p>avg_dep_distance_sentence</text:p>
          </table:table-cell>
          <table:table-cell office:value-type="float" office:value="0.285714285714286">
            <text:p>0.29</text:p>
          </table:table-cell>
          <table:table-cell office:value-type="float" office:value="3.9344262295082">
            <text:p>3.93</text:p>
          </table:table-cell>
          <table:table-cell office:value-type="float" office:value="1.93333333333333">
            <text:p>1.93</text:p>
          </table:table-cell>
          <table:table-cell office:value-type="float" office:value="0.25531914893617">
            <text:p>0.26</text:p>
          </table:table-cell>
          <table:table-cell office:value-type="float" office:value="0.217391304347826">
            <text:p>0.22</text:p>
          </table:table-cell>
          <table:table-cell office:value-type="float" office:value="0.25">
            <text:p>0.25</text:p>
          </table:table-cell>
          <table:table-cell table:formula="of:=SUM([.B15:.G15])/6" office:value-type="float" office:value="1.1460307169733">
            <text:p>1.15</text:p>
          </table:table-cell>
          <table:table-cell table:formula="of:=VAR([.B15:.G15])" office:value-type="float" office:value="2.31874972156452">
            <text:p>2.32</text:p>
          </table:table-cell>
          <table:table-cell table:number-columns-repeated="2"/>
        </table:table-row>
        <table:table-row table:style-name="ro1">
          <table:table-cell office:value-type="string">
            <text:p>Average_Eventfulness</text:p>
          </table:table-cell>
          <table:table-cell office:value-type="float" office:value="0.603174603174603">
            <text:p>0.6</text:p>
          </table:table-cell>
          <table:table-cell office:value-type="float" office:value="0.573770491803279">
            <text:p>0.57</text:p>
          </table:table-cell>
          <table:table-cell office:value-type="float" office:value="0.6">
            <text:p>0.6</text:p>
          </table:table-cell>
          <table:table-cell office:value-type="float" office:value="0.595744680851064">
            <text:p>0.6</text:p>
          </table:table-cell>
          <table:table-cell office:value-type="float" office:value="0.565217391304348">
            <text:p>0.57</text:p>
          </table:table-cell>
          <table:table-cell office:value-type="float" office:value="0.5">
            <text:p>0.5</text:p>
          </table:table-cell>
          <table:table-cell table:formula="of:=SUM([.B16:.G16])/6" office:value-type="float" office:value="0.572984527855549">
            <text:p>0.57</text:p>
          </table:table-cell>
          <table:table-cell table:formula="of:=VAR([.B16:.G16])" office:value-type="float" office:value="0.00150939768063331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verage_I</text:p>
          </table:table-cell>
          <table:table-cell office:value-type="float" office:value="0.172335600907029">
            <text:p>0.17</text:p>
          </table:table-cell>
          <table:table-cell office:value-type="float" office:value="2.25745767266864">
            <text:p>2.26</text:p>
          </table:table-cell>
          <table:table-cell office:value-type="float" office:value="1.16">
            <text:p>1.16</text:p>
          </table:table-cell>
          <table:table-cell office:value-type="float" office:value="0.152105024898144">
            <text:p>0.15</text:p>
          </table:table-cell>
          <table:table-cell office:value-type="float" office:value="0.122873345935728">
            <text:p>0.12</text:p>
          </table:table-cell>
          <table:table-cell office:value-type="float" office:value="0.125">
            <text:p>0.13</text:p>
          </table:table-cell>
          <table:table-cell table:formula="of:=SUM([.B17:.G17])/6" office:value-type="float" office:value="0.664961940734923">
            <text:p>0.66</text:p>
          </table:table-cell>
          <table:table-cell table:formula="of:=VAR([.B17:.G17])" office:value-type="float" office:value="0.774445441043094">
            <text:p>0.77</text:p>
          </table:table-cell>
          <table:table-cell table:number-columns-repeated="2"/>
        </table:table-row>
        <table:table-row table:style-name="ro1">
          <table:table-cell office:value-type="string">
            <text:p>CLI</text:p>
          </table:table-cell>
          <table:table-cell office:value-type="float" office:value="16.8572156505914">
            <text:p>16.86</text:p>
          </table:table-cell>
          <table:table-cell office:value-type="float" office:value="16.2236585365854">
            <text:p>16.22</text:p>
          </table:table-cell>
          <table:table-cell office:value-type="float" office:value="15.6637037037037">
            <text:p>15.66</text:p>
          </table:table-cell>
          <table:table-cell office:value-type="float" office:value="17.6237892095358">
            <text:p>17.62</text:p>
          </table:table-cell>
          <table:table-cell office:value-type="float" office:value="15.76814717477">
            <text:p>15.77</text:p>
          </table:table-cell>
          <table:table-cell office:value-type="float" office:value="14.4856793145655">
            <text:p>14.49</text:p>
          </table:table-cell>
          <table:table-cell table:formula="of:=SUM([.B18:.G18])/6" office:value-type="float" office:value="16.1036989316253">
            <text:p>16.1</text:p>
          </table:table-cell>
          <table:table-cell table:formula="of:=VAR([.B18:.G18])" office:value-type="float" office:value="1.16340609377889">
            <text:p>1.16</text:p>
          </table:table-cell>
          <table:table-cell table:number-columns-repeated="2"/>
        </table:table-row>
        <table:table-row table:style-name="ro1">
          <table:table-cell office:value-type="string">
            <text:p>D_h</text:p>
          </table:table-cell>
          <table:table-cell office:value-type="float" office:value="-0.364075087873163">
            <text:p>-0.36</text:p>
          </table:table-cell>
          <table:table-cell office:value-type="float" office:value="-0.374264029208565">
            <text:p>-0.37</text:p>
          </table:table-cell>
          <table:table-cell office:value-type="float" office:value="-0.363205120098692">
            <text:p>-0.36</text:p>
          </table:table-cell>
          <table:table-cell office:value-type="float" office:value="-0.358436905089499">
            <text:p>-0.36</text:p>
          </table:table-cell>
          <table:table-cell office:value-type="float" office:value="-0.356427881180269">
            <text:p>-0.36</text:p>
          </table:table-cell>
          <table:table-cell office:value-type="float" office:value="-0.371163530079877">
            <text:p>-0.37</text:p>
          </table:table-cell>
          <table:table-cell table:formula="of:=SUM([.B19:.G19])/6" office:value-type="float" office:value="-0.364595425588344">
            <text:p>-0.36</text:p>
          </table:table-cell>
          <table:table-cell table:formula="of:=VAR([.B19:.G19])" office:value-type="float" office:value="0.0000486923499323228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vg_homothety</text:p>
          </table:table-cell>
          <table:table-cell office:value-type="float" office:value="3.04811882100018">
            <text:p>3.05</text:p>
          </table:table-cell>
          <table:table-cell office:value-type="float" office:value="2.74355492025496">
            <text:p>2.74</text:p>
          </table:table-cell>
          <table:table-cell office:value-type="float" office:value="3.16148963182395">
            <text:p>3.16</text:p>
          </table:table-cell>
          <table:table-cell office:value-type="float" office:value="3.29992668650444">
            <text:p>3.3</text:p>
          </table:table-cell>
          <table:table-cell office:value-type="float" office:value="3.293281418992">
            <text:p>3.29</text:p>
          </table:table-cell>
          <table:table-cell office:value-type="float" office:value="3.04022988505747">
            <text:p>3.04</text:p>
          </table:table-cell>
          <table:table-cell table:formula="of:=SUM([.B20:.G20])/6" office:value-type="float" office:value="3.09776689393883">
            <text:p>3.1</text:p>
          </table:table-cell>
          <table:table-cell table:formula="of:=VAR([.B20:.G20])" office:value-type="float" office:value="0.0428793318798142">
            <text:p>0.04</text:p>
          </table:table-cell>
          <table:table-cell table:number-columns-repeated="2"/>
        </table:table-row>
        <table:table-row table:style-name="ro1">
          <table:table-cell office:value-type="string">
            <text:p>hurst_dep_distance</text:p>
          </table:table-cell>
          <table:table-cell office:value-type="float" office:value="0.627756518197996">
            <text:p>0.63</text:p>
          </table:table-cell>
          <table:table-cell office:value-type="float" office:value="0.628636227957492">
            <text:p>0.63</text:p>
          </table:table-cell>
          <table:table-cell office:value-type="float" office:value="0.281868263001865">
            <text:p>0.28</text:p>
          </table:table-cell>
          <table:table-cell office:value-type="float" office:value="0.737009248386353">
            <text:p>0.74</text:p>
          </table:table-cell>
          <table:table-cell office:value-type="float" office:value="0.62606683168012">
            <text:p>0.63</text:p>
          </table:table-cell>
          <table:table-cell office:value-type="float" office:value="0.869441182337662">
            <text:p>0.87</text:p>
          </table:table-cell>
          <table:table-cell table:formula="of:=SUM([.B21:.G21])/6" office:value-type="float" office:value="0.628463045260248">
            <text:p>0.63</text:p>
          </table:table-cell>
          <table:table-cell table:formula="of:=VAR([.B21:.G21])" office:value-type="float" office:value="0.0379973909726777">
            <text:p>0.04</text:p>
          </table:table-cell>
          <table:table-cell table:number-columns-repeated="2"/>
        </table:table-row>
        <table:table-row table:style-name="ro1">
          <table:table-cell office:value-type="string">
            <text:p>hurst_eventfulness</text:p>
          </table:table-cell>
          <table:table-cell office:value-type="float" office:value="0.799324916957916">
            <text:p>0.8</text:p>
          </table:table-cell>
          <table:table-cell office:value-type="float" office:value="0.748987747597246">
            <text:p>0.75</text:p>
          </table:table-cell>
          <table:table-cell office:value-type="float" office:value="0.554895950975217">
            <text:p>0.55</text:p>
          </table:table-cell>
          <table:table-cell office:value-type="float" office:value="0.984506024139102">
            <text:p>0.98</text:p>
          </table:table-cell>
          <table:table-cell office:value-type="float" office:value="0.540489332318641">
            <text:p>0.54</text:p>
          </table:table-cell>
          <table:table-cell office:value-type="float" office:value="0.679284177293472">
            <text:p>0.68</text:p>
          </table:table-cell>
          <table:table-cell table:formula="of:=SUM([.B22:.G22])/6" office:value-type="float" office:value="0.717914691546932">
            <text:p>0.72</text:p>
          </table:table-cell>
          <table:table-cell table:formula="of:=VAR([.B22:.G22])" office:value-type="float" office:value="0.027642256546681">
            <text:p>0.03</text:p>
          </table:table-cell>
          <table:table-cell table:number-columns-repeated="2"/>
        </table:table-row>
        <table:table-row table:style-name="ro1">
          <table:table-cell office:value-type="string">
            <text:p>hurst_I</text:p>
          </table:table-cell>
          <table:table-cell office:value-type="float" office:value="0.40915393786395">
            <text:p>0.41</text:p>
          </table:table-cell>
          <table:table-cell office:value-type="float" office:value="0.720429005939949">
            <text:p>0.72</text:p>
          </table:table-cell>
          <table:table-cell office:value-type="float" office:value="0.554515896849242">
            <text:p>0.55</text:p>
          </table:table-cell>
          <table:table-cell office:value-type="float" office:value="0.651841704522724">
            <text:p>0.65</text:p>
          </table:table-cell>
          <table:table-cell office:value-type="float" office:value="0.568118452402959">
            <text:p>0.57</text:p>
          </table:table-cell>
          <table:table-cell office:value-type="float" office:value="0.818142249316821">
            <text:p>0.82</text:p>
          </table:table-cell>
          <table:table-cell table:formula="of:=SUM([.B23:.G23])/6" office:value-type="float" office:value="0.620366874482608">
            <text:p>0.62</text:p>
          </table:table-cell>
          <table:table-cell table:formula="of:=VAR([.B23:.G23])" office:value-type="float" office:value="0.0203590694857629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Moran's I (Sentences)</text:p>
          </table:table-cell>
          <table:table-cell office:value-type="float" office:value="0.8587">
            <text:p>0.86</text:p>
          </table:table-cell>
          <table:table-cell office:value-type="float" office:value="0.8506">
            <text:p>0.85</text:p>
          </table:table-cell>
          <table:table-cell office:value-type="float" office:value="1.1659">
            <text:p>1.17</text:p>
          </table:table-cell>
          <table:table-cell office:value-type="float" office:value="1.3414">
            <text:p>1.34</text:p>
          </table:table-cell>
          <table:table-cell office:value-type="float" office:value="1.2837">
            <text:p>1.28</text:p>
          </table:table-cell>
          <table:table-cell office:value-type="float" office:value="1.1398">
            <text:p>1.14</text:p>
          </table:table-cell>
          <table:table-cell table:formula="of:=SUM([.B24:.G24])/6" office:value-type="float" office:value="1.10668333333333">
            <text:p>1.11</text:p>
          </table:table-cell>
          <table:table-cell table:formula="of:=VAR([.B24:.G24])" office:value-type="float" office:value="0.0436209096666667">
            <text:p>0.04</text:p>
          </table:table-cell>
          <table:table-cell table:number-columns-repeated="2"/>
        </table:table-row>
        <table:table-row table:style-name="ro1">
          <table:table-cell office:value-type="string">
            <text:p>Moran's I (Episodes)</text:p>
          </table:table-cell>
          <table:table-cell office:value-type="float" office:value="0.9577">
            <text:p>0.96</text:p>
          </table:table-cell>
          <table:table-cell office:value-type="float" office:value="0.8343">
            <text:p>0.83</text:p>
          </table:table-cell>
          <table:table-cell office:value-type="float" office:value="1.0039">
            <text:p>1</text:p>
          </table:table-cell>
          <table:table-cell office:value-type="float" office:value="1.1782">
            <text:p>1.18</text:p>
          </table:table-cell>
          <table:table-cell office:value-type="float" office:value="0.931">
            <text:p>0.93</text:p>
          </table:table-cell>
          <table:table-cell office:value-type="float" office:value="1.1951">
            <text:p>1.2</text:p>
          </table:table-cell>
          <table:table-cell table:formula="of:=SUM([.B25:.G25])/6" office:value-type="float" office:value="1.0167">
            <text:p>1.02</text:p>
          </table:table-cell>
          <table:table-cell table:formula="of:=VAR([.B25:.G25])" office:value-type="float" office:value="0.02043358">
            <text:p>0.02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Grimm_Stories_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Average</text:p>
          </table:table-cell>
          <table:table-cell office:value-type="string">
            <text:p>Variance</text:p>
          </table:table-cell>
          <table:table-cell table:number-columns-repeated="2"/>
        </table:table-row>
        <table:table-row table:style-name="ro1">
          <table:table-cell office:value-type="string">
            <text:p>avg_dep_distance_sentence</text:p>
          </table:table-cell>
          <table:table-cell office:value-type="float" office:value="8.88">
            <text:p>8.88</text:p>
          </table:table-cell>
          <table:table-cell office:value-type="float" office:value="10.8285714285714">
            <text:p>10.83</text:p>
          </table:table-cell>
          <table:table-cell office:value-type="float" office:value="3.29090909090909">
            <text:p>3.29</text:p>
          </table:table-cell>
          <table:table-cell office:value-type="float" office:value="3.38888888888889">
            <text:p>3.39</text:p>
          </table:table-cell>
          <table:table-cell office:value-type="float" office:value="27.8333333333333">
            <text:p>27.83</text:p>
          </table:table-cell>
          <table:table-cell office:value-type="float" office:value="36.2075471698113">
            <text:p>36.21</text:p>
          </table:table-cell>
          <table:table-cell table:formula="of:=SUM([.B28:.G28])/6" office:value-type="float" office:value="15.071541651919">
            <text:p>15.07</text:p>
          </table:table-cell>
          <table:table-cell table:formula="of:=VAR([.B28:.G28])" office:value-type="float" office:value="188.239943926983">
            <text:p>188.24</text:p>
          </table:table-cell>
          <table:table-cell table:number-columns-repeated="2"/>
        </table:table-row>
        <table:table-row table:style-name="ro1">
          <table:table-cell office:value-type="string">
            <text:p>Average_Eventfulness</text:p>
          </table:table-cell>
          <table:table-cell office:value-type="float" office:value="0.0577777777777777">
            <text:p>0.06</text:p>
          </table:table-cell>
          <table:table-cell office:value-type="float" office:value="0.228571428571429">
            <text:p>0.23</text:p>
          </table:table-cell>
          <table:table-cell office:value-type="float" office:value="0.109090909090909">
            <text:p>0.11</text:p>
          </table:table-cell>
          <table:table-cell office:value-type="float" office:value="0.0793650793650793">
            <text:p>0.08</text:p>
          </table:table-cell>
          <table:table-cell office:value-type="float" office:value="0.1">
            <text:p>0.1</text:p>
          </table:table-cell>
          <table:table-cell office:value-type="float" office:value="0.113207547169811">
            <text:p>0.11</text:p>
          </table:table-cell>
          <table:table-cell table:formula="of:=SUM([.B29:.G29])/6" office:value-type="float" office:value="0.114668790329168">
            <text:p>0.11</text:p>
          </table:table-cell>
          <table:table-cell table:formula="of:=VAR([.B29:.G29])" office:value-type="float" office:value="0.00354103434318114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verage_I</text:p>
          </table:table-cell>
          <table:table-cell office:value-type="float" office:value="0.513066666666667">
            <text:p>0.51</text:p>
          </table:table-cell>
          <table:table-cell office:value-type="float" office:value="2.47510204081633">
            <text:p>2.48</text:p>
          </table:table-cell>
          <table:table-cell office:value-type="float" office:value="0.35900826446281">
            <text:p>0.36</text:p>
          </table:table-cell>
          <table:table-cell office:value-type="float" office:value="0.268959435626102">
            <text:p>0.27</text:p>
          </table:table-cell>
          <table:table-cell office:value-type="float" office:value="2.78333333333333">
            <text:p>2.78</text:p>
          </table:table-cell>
          <table:table-cell office:value-type="float" office:value="4.09896760412958">
            <text:p>4.1</text:p>
          </table:table-cell>
          <table:table-cell table:formula="of:=SUM([.B30:.G30])/6" office:value-type="float" office:value="1.7497395575058">
            <text:p>1.75</text:p>
          </table:table-cell>
          <table:table-cell table:formula="of:=VAR([.B30:.G30])" office:value-type="float" office:value="2.55390847568142">
            <text:p>2.55</text:p>
          </table:table-cell>
          <table:table-cell table:number-columns-repeated="2"/>
        </table:table-row>
        <table:table-row table:style-name="ro1">
          <table:table-cell office:value-type="string">
            <text:p>CLI</text:p>
          </table:table-cell>
          <table:table-cell office:value-type="float" office:value="5.14487918939984">
            <text:p>5.14</text:p>
          </table:table-cell>
          <table:table-cell office:value-type="float" office:value="6.45753367875648">
            <text:p>6.46</text:p>
          </table:table-cell>
          <table:table-cell office:value-type="float" office:value="6.30837370242215">
            <text:p>6.31</text:p>
          </table:table-cell>
          <table:table-cell office:value-type="float" office:value="6.80924348378893">
            <text:p>6.81</text:p>
          </table:table-cell>
          <table:table-cell office:value-type="float" office:value="5.78358353510896">
            <text:p>5.78</text:p>
          </table:table-cell>
          <table:table-cell office:value-type="float" office:value="6.25245107176142">
            <text:p>6.25</text:p>
          </table:table-cell>
          <table:table-cell table:formula="of:=SUM([.B31:.G31])/6" office:value-type="float" office:value="6.12601077687296">
            <text:p>6.13</text:p>
          </table:table-cell>
          <table:table-cell table:formula="of:=VAR([.B31:.G31])" office:value-type="float" office:value="0.341166671779792">
            <text:p>0.34</text:p>
          </table:table-cell>
          <table:table-cell table:number-columns-repeated="2"/>
        </table:table-row>
        <table:table-row table:style-name="ro1">
          <table:table-cell office:value-type="string">
            <text:p>D_h</text:p>
          </table:table-cell>
          <table:table-cell office:value-type="float" office:value="-0.365740229639015">
            <text:p>-0.37</text:p>
          </table:table-cell>
          <table:table-cell office:value-type="float" office:value="-0.359491032099967">
            <text:p>-0.36</text:p>
          </table:table-cell>
          <table:table-cell office:value-type="float" office:value="-0.360461700566655">
            <text:p>-0.36</text:p>
          </table:table-cell>
          <table:table-cell office:value-type="float" office:value="-0.351612676116321">
            <text:p>-0.35</text:p>
          </table:table-cell>
          <table:table-cell office:value-type="float" office:value="-0.35487302577072">
            <text:p>-0.35</text:p>
          </table:table-cell>
          <table:table-cell office:value-type="float" office:value="-0.360030600216494">
            <text:p>-0.36</text:p>
          </table:table-cell>
          <table:table-cell table:formula="of:=SUM([.B32:.G32])/6" office:value-type="float" office:value="-0.358701544068195">
            <text:p>-0.36</text:p>
          </table:table-cell>
          <table:table-cell table:formula="of:=VAR([.B32:.G32])" office:value-type="float" office:value="0.0000239881056509582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vg_homothety</text:p>
          </table:table-cell>
          <table:table-cell office:value-type="float" office:value="2.08552863531762">
            <text:p>2.09</text:p>
          </table:table-cell>
          <table:table-cell office:value-type="float" office:value="2.34665178571429">
            <text:p>2.35</text:p>
          </table:table-cell>
          <table:table-cell office:value-type="float" office:value="2.29444613357657">
            <text:p>2.29</text:p>
          </table:table-cell>
          <table:table-cell office:value-type="float" office:value="2.23747325471463">
            <text:p>2.24</text:p>
          </table:table-cell>
          <table:table-cell office:value-type="float" office:value="2.93030303030303">
            <text:p>2.93</text:p>
          </table:table-cell>
          <table:table-cell office:value-type="float" office:value="2.44147276983388">
            <text:p>2.44</text:p>
          </table:table-cell>
          <table:table-cell table:formula="of:=SUM([.B33:.G33])/6" office:value-type="float" office:value="2.38931260157667">
            <text:p>2.39</text:p>
          </table:table-cell>
          <table:table-cell table:formula="of:=VAR([.B33:.G33])" office:value-type="float" office:value="0.0843101608997159">
            <text:p>0.08</text:p>
          </table:table-cell>
          <table:table-cell table:number-columns-repeated="2"/>
        </table:table-row>
        <table:table-row table:style-name="ro1">
          <table:table-cell office:value-type="string">
            <text:p>hurst_dep_distance</text:p>
          </table:table-cell>
          <table:table-cell office:value-type="float" office:value="0.338049060571192">
            <text:p>0.34</text:p>
          </table:table-cell>
          <table:table-cell office:value-type="float" office:value="0.715872478957917">
            <text:p>0.72</text:p>
          </table:table-cell>
          <table:table-cell office:value-type="float" office:value="0.519173867423309">
            <text:p>0.52</text:p>
          </table:table-cell>
          <table:table-cell office:value-type="float" office:value="0.553924165879072">
            <text:p>0.55</text:p>
          </table:table-cell>
          <table:table-cell office:value-type="float" office:value="0.498077156963529">
            <text:p>0.5</text:p>
          </table:table-cell>
          <table:table-cell office:value-type="float" office:value="0.600591507228778">
            <text:p>0.6</text:p>
          </table:table-cell>
          <table:table-cell table:formula="of:=SUM([.B34:.G34])/6" office:value-type="float" office:value="0.537614706170633">
            <text:p>0.54</text:p>
          </table:table-cell>
          <table:table-cell table:formula="of:=VAR([.B34:.G34])" office:value-type="float" office:value="0.0155475277482224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hurst_eventfulness</text:p>
          </table:table-cell>
          <table:table-cell office:value-type="float" office:value="0.67768711907666">
            <text:p>0.68</text:p>
          </table:table-cell>
          <table:table-cell office:value-type="float" office:value="0.705146109576815">
            <text:p>0.71</text:p>
          </table:table-cell>
          <table:table-cell office:value-type="float" office:value="0.462305203974321">
            <text:p>0.46</text:p>
          </table:table-cell>
          <table:table-cell office:value-type="float" office:value="0.608688230726672">
            <text:p>0.61</text:p>
          </table:table-cell>
          <table:table-cell office:value-type="float" office:value="1.08378705080084">
            <text:p>1.08</text:p>
          </table:table-cell>
          <table:table-cell office:value-type="float" office:value="0.73088515951406">
            <text:p>0.73</text:p>
          </table:table-cell>
          <table:table-cell table:formula="of:=SUM([.B35:.G35])/6" office:value-type="float" office:value="0.711416478944895">
            <text:p>0.71</text:p>
          </table:table-cell>
          <table:table-cell table:formula="of:=VAR([.B35:.G35])" office:value-type="float" office:value="0.0425650759712021">
            <text:p>0.04</text:p>
          </table:table-cell>
          <table:table-cell table:number-columns-repeated="2"/>
        </table:table-row>
        <table:table-row table:style-name="ro1">
          <table:table-cell office:value-type="string">
            <text:p>hurst_I</text:p>
          </table:table-cell>
          <table:table-cell office:value-type="float" office:value="0.527530206106957">
            <text:p>0.53</text:p>
          </table:table-cell>
          <table:table-cell office:value-type="float" office:value="0.642921628534927">
            <text:p>0.64</text:p>
          </table:table-cell>
          <table:table-cell office:value-type="float" office:value="0.852359839107741">
            <text:p>0.85</text:p>
          </table:table-cell>
          <table:table-cell office:value-type="float" office:value="0.461383902358508">
            <text:p>0.46</text:p>
          </table:table-cell>
          <table:table-cell office:value-type="float" office:value="0.734962095859484">
            <text:p>0.73</text:p>
          </table:table-cell>
          <table:table-cell office:value-type="float" office:value="0.813041261695557">
            <text:p>0.81</text:p>
          </table:table-cell>
          <table:table-cell table:formula="of:=SUM([.B36:.G36])/6" office:value-type="float" office:value="0.672033155610529">
            <text:p>0.67</text:p>
          </table:table-cell>
          <table:table-cell table:formula="of:=VAR([.B36:.G36])" office:value-type="float" office:value="0.0244925483206372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Moran's I (Sentences)</text:p>
          </table:table-cell>
          <table:table-cell office:value-type="float" office:value="1.034">
            <text:p>1.03</text:p>
          </table:table-cell>
          <table:table-cell office:value-type="float" office:value="1.346">
            <text:p>1.35</text:p>
          </table:table-cell>
          <table:table-cell office:value-type="float" office:value="1.0753">
            <text:p>1.08</text:p>
          </table:table-cell>
          <table:table-cell office:value-type="float" office:value="0.7748">
            <text:p>0.77</text:p>
          </table:table-cell>
          <table:table-cell office:value-type="float" office:value="1.113">
            <text:p>1.11</text:p>
          </table:table-cell>
          <table:table-cell office:value-type="float" office:value="1.0767">
            <text:p>1.08</text:p>
          </table:table-cell>
          <table:table-cell table:formula="of:=SUM([.B37:.G37])/6" office:value-type="float" office:value="1.06996666666667">
            <text:p>1.07</text:p>
          </table:table-cell>
          <table:table-cell table:formula="of:=VAR([.B37:.G37])" office:value-type="float" office:value="0.0333074026666667">
            <text:p>0.03</text:p>
          </table:table-cell>
          <table:table-cell table:number-columns-repeated="2"/>
        </table:table-row>
        <table:table-row table:style-name="ro1">
          <table:table-cell office:value-type="string">
            <text:p>Moran's I (Episodes)</text:p>
          </table:table-cell>
          <table:table-cell office:value-type="float" office:value="1.2788">
            <text:p>1.28</text:p>
          </table:table-cell>
          <table:table-cell office:value-type="float" office:value="0.0857">
            <text:p>0.09</text:p>
          </table:table-cell>
          <table:table-cell office:value-type="float" office:value="1.3166">
            <text:p>1.32</text:p>
          </table:table-cell>
          <table:table-cell office:value-type="float" office:value="0.2094">
            <text:p>0.21</text:p>
          </table:table-cell>
          <table:table-cell office:value-type="float" office:value="1.8331">
            <text:p>1.83</text:p>
          </table:table-cell>
          <table:table-cell office:value-type="float" office:value="0.5939">
            <text:p>0.59</text:p>
          </table:table-cell>
          <table:table-cell table:formula="of:=SUM([.B38:.G38])/6" office:value-type="float" office:value="0.88625">
            <text:p>0.89</text:p>
          </table:table-cell>
          <table:table-cell table:formula="of:=VAR([.B38:.G38])" office:value-type="float" office:value="0.484059259">
            <text:p>0.48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Grimm_Stories_D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Average</text:p>
          </table:table-cell>
          <table:table-cell office:value-type="string">
            <text:p>Variance</text:p>
          </table:table-cell>
          <table:table-cell table:number-columns-repeated="2"/>
        </table:table-row>
        <table:table-row table:style-name="ro1">
          <table:table-cell office:value-type="string">
            <text:p>avg_dep_distance_sentence</text:p>
          </table:table-cell>
          <table:table-cell office:value-type="float" office:value="3.37209302325581">
            <text:p>3.37</text:p>
          </table:table-cell>
          <table:table-cell office:value-type="float" office:value="11.2432432432432">
            <text:p>11.24</text:p>
          </table:table-cell>
          <table:table-cell office:value-type="float" office:value="3.54411764705882">
            <text:p>3.54</text:p>
          </table:table-cell>
          <table:table-cell office:value-type="float" office:value="9.41666666666667">
            <text:p>9.42</text:p>
          </table:table-cell>
          <table:table-cell office:value-type="float" office:value="4.70149253731343">
            <text:p>4.7</text:p>
          </table:table-cell>
          <table:table-cell office:value-type="float" office:value="8.38823529411765">
            <text:p>8.39</text:p>
          </table:table-cell>
          <table:table-cell table:formula="of:=SUM([.B41:.G41])/6" office:value-type="float" office:value="6.7776414019426">
            <text:p>6.78</text:p>
          </table:table-cell>
          <table:table-cell table:formula="of:=VAR([.B41:.G41])" office:value-type="float" office:value="11.1727793158931">
            <text:p>11.17</text:p>
          </table:table-cell>
          <table:table-cell table:number-columns-repeated="2"/>
        </table:table-row>
        <table:table-row table:style-name="ro1">
          <table:table-cell office:value-type="string">
            <text:p>Average_Eventfulness</text:p>
          </table:table-cell>
          <table:table-cell office:value-type="float" office:value="0.0775193798449612">
            <text:p>0.08</text:p>
          </table:table-cell>
          <table:table-cell office:value-type="float" office:value="0.216216216216216">
            <text:p>0.22</text:p>
          </table:table-cell>
          <table:table-cell office:value-type="float" office:value="0.088235294117647">
            <text:p>0.09</text:p>
          </table:table-cell>
          <table:table-cell office:value-type="float" office:value="0.125">
            <text:p>0.13</text:p>
          </table:table-cell>
          <table:table-cell office:value-type="float" office:value="0.134328358208955">
            <text:p>0.13</text:p>
          </table:table-cell>
          <table:table-cell office:value-type="float" office:value="0.235294117647059">
            <text:p>0.24</text:p>
          </table:table-cell>
          <table:table-cell table:formula="of:=SUM([.B42:.G42])/6" office:value-type="float" office:value="0.14609889433914">
            <text:p>0.15</text:p>
          </table:table-cell>
          <table:table-cell table:formula="of:=VAR([.B42:.G42])" office:value-type="float" office:value="0.00430145631802785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verage_I</text:p>
          </table:table-cell>
          <table:table-cell office:value-type="float" office:value="0.261402559942311">
            <text:p>0.26</text:p>
          </table:table-cell>
          <table:table-cell office:value-type="float" office:value="2.43097151205259">
            <text:p>2.43</text:p>
          </table:table-cell>
          <table:table-cell office:value-type="float" office:value="0.312716262975778">
            <text:p>0.31</text:p>
          </table:table-cell>
          <table:table-cell office:value-type="float" office:value="1.17708333333333">
            <text:p>1.18</text:p>
          </table:table-cell>
          <table:table-cell office:value-type="float" office:value="0.631543773668969">
            <text:p>0.63</text:p>
          </table:table-cell>
          <table:table-cell office:value-type="float" office:value="1.97370242214533">
            <text:p>1.97</text:p>
          </table:table-cell>
          <table:table-cell table:formula="of:=SUM([.B43:.G43])/6" office:value-type="float" office:value="1.13123664401972">
            <text:p>1.13</text:p>
          </table:table-cell>
          <table:table-cell table:formula="of:=VAR([.B43:.G43])" office:value-type="float" office:value="0.815488229220141">
            <text:p>0.82</text:p>
          </table:table-cell>
          <table:table-cell table:number-columns-repeated="2"/>
        </table:table-row>
        <table:table-row table:style-name="ro1">
          <table:table-cell office:value-type="string">
            <text:p>CLI</text:p>
          </table:table-cell>
          <table:table-cell office:value-type="float" office:value="9.72350406216884">
            <text:p>9.72</text:p>
          </table:table-cell>
          <table:table-cell office:value-type="float" office:value="10.1363525091799">
            <text:p>10.14</text:p>
          </table:table-cell>
          <table:table-cell office:value-type="float" office:value="10.4614496644295">
            <text:p>10.46</text:p>
          </table:table-cell>
          <table:table-cell office:value-type="float" office:value="10.7900621118012">
            <text:p>10.79</text:p>
          </table:table-cell>
          <table:table-cell office:value-type="float" office:value="9.99111614730878">
            <text:p>9.99</text:p>
          </table:table-cell>
          <table:table-cell office:value-type="float" office:value="9.37764389456697">
            <text:p>9.38</text:p>
          </table:table-cell>
          <table:table-cell table:formula="of:=SUM([.B44:.G44])/6" office:value-type="float" office:value="10.0800213982425">
            <text:p>10.08</text:p>
          </table:table-cell>
          <table:table-cell table:formula="of:=VAR([.B44:.G44])" office:value-type="float" office:value="0.256232288690185">
            <text:p>0.26</text:p>
          </table:table-cell>
          <table:table-cell table:number-columns-repeated="2"/>
        </table:table-row>
        <table:table-row table:style-name="ro1">
          <table:table-cell office:value-type="string">
            <text:p>D_h</text:p>
          </table:table-cell>
          <table:table-cell office:value-type="float" office:value="-0.338199001458883">
            <text:p>-0.34</text:p>
          </table:table-cell>
          <table:table-cell office:value-type="float" office:value="-0.342762961391073">
            <text:p>-0.34</text:p>
          </table:table-cell>
          <table:table-cell office:value-type="float" office:value="-0.335188979803079">
            <text:p>-0.34</text:p>
          </table:table-cell>
          <table:table-cell office:value-type="float" office:value="-0.341668166737437">
            <text:p>-0.34</text:p>
          </table:table-cell>
          <table:table-cell office:value-type="float" office:value="-0.33810553853956">
            <text:p>-0.34</text:p>
          </table:table-cell>
          <table:table-cell office:value-type="float" office:value="-0.350074157726584">
            <text:p>-0.35</text:p>
          </table:table-cell>
          <table:table-cell table:formula="of:=SUM([.B45:.G45])/6" office:value-type="float" office:value="-0.340999800942769">
            <text:p>-0.34</text:p>
          </table:table-cell>
          <table:table-cell table:formula="of:=VAR([.B45:.G45])" office:value-type="float" office:value="0.0000271772547133896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vg_homothety</text:p>
          </table:table-cell>
          <table:table-cell office:value-type="float" office:value="2.61145332306268">
            <text:p>2.61</text:p>
          </table:table-cell>
          <table:table-cell office:value-type="float" office:value="2.89136389136389">
            <text:p>2.89</text:p>
          </table:table-cell>
          <table:table-cell office:value-type="float" office:value="2.99488040459313">
            <text:p>2.99</text:p>
          </table:table-cell>
          <table:table-cell office:value-type="float" office:value="3.71045647558386">
            <text:p>3.71</text:p>
          </table:table-cell>
          <table:table-cell office:value-type="float" office:value="2.66331297308835">
            <text:p>2.66</text:p>
          </table:table-cell>
          <table:table-cell office:value-type="float" office:value="2.52908089712382">
            <text:p>2.53</text:p>
          </table:table-cell>
          <table:table-cell table:formula="of:=SUM([.B46:.G46])/6" office:value-type="float" office:value="2.90009132746929">
            <text:p>2.9</text:p>
          </table:table-cell>
          <table:table-cell table:formula="of:=VAR([.B46:.G46])" office:value-type="float" office:value="0.188555487335604">
            <text:p>0.19</text:p>
          </table:table-cell>
          <table:table-cell table:number-columns-repeated="2"/>
        </table:table-row>
        <table:table-row table:style-name="ro1">
          <table:table-cell office:value-type="string">
            <text:p>hurst_dep_distance</text:p>
          </table:table-cell>
          <table:table-cell office:value-type="float" office:value="0.654694200602063">
            <text:p>0.65</text:p>
          </table:table-cell>
          <table:table-cell office:value-type="float" office:value="0.739349047436268">
            <text:p>0.74</text:p>
          </table:table-cell>
          <table:table-cell office:value-type="float" office:value="0.518934031917663">
            <text:p>0.52</text:p>
          </table:table-cell>
          <table:table-cell office:value-type="float" office:value="0.698058922085102">
            <text:p>0.7</text:p>
          </table:table-cell>
          <table:table-cell office:value-type="float" office:value="0.684338262217565">
            <text:p>0.68</text:p>
          </table:table-cell>
          <table:table-cell office:value-type="float" office:value="0.567378375652317">
            <text:p>0.57</text:p>
          </table:table-cell>
          <table:table-cell table:formula="of:=SUM([.B47:.G47])/6" office:value-type="float" office:value="0.643792139985163">
            <text:p>0.64</text:p>
          </table:table-cell>
          <table:table-cell table:formula="of:=VAR([.B47:.G47])" office:value-type="float" office:value="0.0070534919369184">
            <text:p>0.01</text:p>
          </table:table-cell>
          <table:table-cell table:number-columns-repeated="2"/>
        </table:table-row>
        <table:table-row table:style-name="ro1">
          <table:table-cell office:value-type="string">
            <text:p>hurst_eventfulness</text:p>
          </table:table-cell>
          <table:table-cell office:value-type="float" office:value="0.578671828341347">
            <text:p>0.58</text:p>
          </table:table-cell>
          <table:table-cell office:value-type="float" office:value="0.683876089507983">
            <text:p>0.68</text:p>
          </table:table-cell>
          <table:table-cell office:value-type="float" office:value="0.535161010800448">
            <text:p>0.54</text:p>
          </table:table-cell>
          <table:table-cell office:value-type="float" office:value="0.220968862494937">
            <text:p>0.22</text:p>
          </table:table-cell>
          <table:table-cell office:value-type="float" office:value="0.94969248348135">
            <text:p>0.95</text:p>
          </table:table-cell>
          <table:table-cell office:value-type="float" office:value="0.929107934775506">
            <text:p>0.93</text:p>
          </table:table-cell>
          <table:table-cell table:formula="of:=SUM([.B48:.G48])/6" office:value-type="float" office:value="0.649579701566929">
            <text:p>0.65</text:p>
          </table:table-cell>
          <table:table-cell table:formula="of:=VAR([.B48:.G48])" office:value-type="float" office:value="0.0742413543814025">
            <text:p>0.07</text:p>
          </table:table-cell>
          <table:table-cell table:number-columns-repeated="2"/>
        </table:table-row>
        <table:table-row table:style-name="ro1">
          <table:table-cell office:value-type="string">
            <text:p>hurst_I</text:p>
          </table:table-cell>
          <table:table-cell office:value-type="float" office:value="0.552667092504681">
            <text:p>0.55</text:p>
          </table:table-cell>
          <table:table-cell office:value-type="float" office:value="0.782068061104714">
            <text:p>0.78</text:p>
          </table:table-cell>
          <table:table-cell office:value-type="float" office:value="0.73672519331984">
            <text:p>0.74</text:p>
          </table:table-cell>
          <table:table-cell office:value-type="float" office:value="0.829873724772114">
            <text:p>0.83</text:p>
          </table:table-cell>
          <table:table-cell office:value-type="float" office:value="0.696508783921736">
            <text:p>0.7</text:p>
          </table:table-cell>
          <table:table-cell office:value-type="float" office:value="1.04841785362263">
            <text:p>1.05</text:p>
          </table:table-cell>
          <table:table-cell table:formula="of:=SUM([.B49:.G49])/6" office:value-type="float" office:value="0.774376784874286">
            <text:p>0.77</text:p>
          </table:table-cell>
          <table:table-cell table:formula="of:=VAR([.B49:.G49])" office:value-type="float" office:value="0.0269747658076729">
            <text:p>0.03</text:p>
          </table:table-cell>
          <table:table-cell table:number-columns-repeated="2"/>
        </table:table-row>
        <table:table-row table:style-name="ro1">
          <table:table-cell office:value-type="string">
            <text:p>Moran's I (Sentences)</text:p>
          </table:table-cell>
          <table:table-cell office:value-type="float" office:value="1.1327">
            <text:p>1.13</text:p>
          </table:table-cell>
          <table:table-cell office:value-type="float" office:value="1.4524">
            <text:p>1.45</text:p>
          </table:table-cell>
          <table:table-cell office:value-type="float" office:value="0.8788">
            <text:p>0.88</text:p>
          </table:table-cell>
          <table:table-cell office:value-type="float" office:value="1.4024">
            <text:p>1.4</text:p>
          </table:table-cell>
          <table:table-cell office:value-type="float" office:value="1.0615">
            <text:p>1.06</text:p>
          </table:table-cell>
          <table:table-cell office:value-type="float" office:value="1.2267">
            <text:p>1.23</text:p>
          </table:table-cell>
          <table:table-cell table:formula="of:=SUM([.B50:.G50])/6" office:value-type="float" office:value="1.19241666666667">
            <text:p>1.19</text:p>
          </table:table-cell>
          <table:table-cell table:formula="of:=VAR([.B50:.G50])" office:value-type="float" office:value="0.0463840696666667">
            <text:p>0.05</text:p>
          </table:table-cell>
          <table:table-cell table:number-columns-repeated="2"/>
        </table:table-row>
        <table:table-row table:style-name="ro1">
          <table:table-cell office:value-type="string">
            <text:p>Moran's I (Episodes)</text:p>
          </table:table-cell>
          <table:table-cell office:value-type="float" office:value="0.3122">
            <text:p>0.31</text:p>
          </table:table-cell>
          <table:table-cell office:value-type="float" office:value="0.0885">
            <text:p>0.09</text:p>
          </table:table-cell>
          <table:table-cell office:value-type="float" office:value="0.7795">
            <text:p>0.78</text:p>
          </table:table-cell>
          <table:table-cell office:value-type="float" office:value="1.8574">
            <text:p>1.86</text:p>
          </table:table-cell>
          <table:table-cell office:value-type="float" office:value="0.4413">
            <text:p>0.44</text:p>
          </table:table-cell>
          <table:table-cell office:value-type="float" office:value="1.6604">
            <text:p>1.66</text:p>
          </table:table-cell>
          <table:table-cell table:formula="of:=SUM([.B51:.G51])/6" office:value-type="float" office:value="0.85655">
            <text:p>0.86</text:p>
          </table:table-cell>
          <table:table-cell table:formula="of:=VAR([.B51:.G51])" office:value-type="float" office:value="0.542492507">
            <text:p>0.54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K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23">23/01/2025</text:date>, <text:time>13:0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6H18M51S</meta:editing-duration>
    <meta:editing-cycles>6</meta:editing-cycles>
    <meta:generator>OpenOffice/4.1.7$Win32 OpenOffice.org_project/417m1$Build-9800</meta:generator>
    <dc:date>2025-01-23T13:02:22.82</dc:date>
    <meta:document-statistic meta:table-count="3" meta:cell-count="432" meta:object-count="0"/>
    <meta:user-defined meta:name="Info 1"/>
    <meta:user-defined meta:name="Info 2"/>
    <meta:user-defined meta:name="Info 3"/>
    <meta:user-defined meta:name="Info 4"/>
  </office:meta>
</office:document-meta>
</file>